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top"/>
    </style:style>
    <style:style style:name="gr2" style:family="graphic" style:parent-style-name="standard">
      <style:graphic-properties svg:stroke-color="#000000" draw:fill-color="#eeeeee" draw:textarea-vertical-align="top"/>
    </style:style>
    <style:style style:name="gr3" style:family="graphic" style:parent-style-name="standard">
      <style:graphic-properties svg:stroke-color="#000000" draw:fill-color="#cccccc" draw:textarea-vertical-align="top"/>
    </style:style>
    <style:style style:name="gr4" style:family="graphic" style:parent-style-name="standard">
      <style:graphic-properties svg:stroke-color="#000000" draw:fill-color="#b2b2b2" draw:textarea-vertical-align="top"/>
    </style:style>
    <style:style style:name="gr5" style:family="graphic" style:parent-style-name="standard">
      <style:graphic-properties svg:stroke-color="#000000" draw:fill-color="#999999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7.493cm" svg:height="6.35cm" svg:x="7.096cm" svg:y="11.033cm">
          <text:p text:style-name="P1"><text:span text:style-name="T1">administration</text:span></text:p>
        </draw:ellipse>
        <draw:ellipse draw:style-name="gr2" draw:text-style-name="P2" draw:layer="layout" svg:width="5.715cm" svg:height="4.699cm" svg:x="7.985cm" svg:y="12.303cm">
          <text:p text:style-name="P2"><text:span text:style-name="T2">privacy</text:span></text:p>
        </draw:ellipse>
        <draw:ellipse draw:style-name="gr3" draw:text-style-name="P2" draw:layer="layout" svg:width="4.318cm" svg:height="3.302cm" svg:x="8.62cm" svg:y="13.319cm">
          <text:p text:style-name="P2"><text:span text:style-name="T2">explanation</text:span></text:p>
        </draw:ellipse>
        <draw:ellipse draw:style-name="gr4" draw:text-style-name="P2" draw:layer="layout" svg:width="3.048cm" svg:height="2.159cm" svg:x="9.255cm" svg:y="14.208cm">
          <text:p text:style-name="P1"><text:span text:style-name="T1">situation</text:span></text:p>
        </draw:ellipse>
        <draw:ellipse draw:style-name="gr5" draw:text-style-name="P2" draw:layer="layout" svg:width="2.235cm" svg:height="1.016cm" svg:x="9.636cm" svg:y="15.097cm">
          <text:p text:style-name="P2"><text:span text:style-name="T2">main part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13T20:18:03.40</meta:creation-date>
    <dc:date>2015-05-13T20:37:25.03</dc:date>
    <dc:creator>Loc Nguyen</dc:creator>
    <meta:editing-duration>PT19M18S</meta:editing-duration>
    <meta:editing-cycles>10</meta:editing-cycles>
    <meta:generator>OpenOffice/4.1.0$Win32 OpenOffice.org_project/410m18$Build-9764</meta:generator>
    <meta:document-statistic meta:object-count="5"/>
  </office:meta>
</office:document-meta>
</file>